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55cm" fo:min-width="4.897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96cm" fo:min-width="2.199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07cm" fo:min-width="2.992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397cm" svg:height="1.905cm" svg:x="7.35cm" svg:y="1.952cm">
          <text:p text:style-name="P1"><text:span text:style-name="T1">Attempt to boot gold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397cm" svg:height="1.905cm" svg:x="7.35cm" svg:y="5.445cm">
          <text:p text:style-name="P1"><text:span text:style-name="T1">Gold image header instructs FPGA to attempt booting user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397cm" svg:height="3.492cm" svg:x="7.35cm" svg:y="8.62cm">
          <text:p text:style-name="P1"><text:span text:style-name="T1">User image boot successfu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3.492cm" svg:height="2.857cm" svg:x="2.587cm" svg:y="12.747cm">
          <text:p text:style-name="P1"><text:span text:style-name="T1">FPGA boots using user 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92cm" svg:height="2.857cm" svg:x="14.018cm" svg:y="12.747cm">
          <text:p text:style-name="P1"><text:span text:style-name="T1">FPGA boots using gold imag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35cm" svg:y1="10.366cm" svg:x2="4.333cm" svg:y2="12.747cm" draw:start-shape="id1" draw:start-glue-point="5" draw:end-shape="id2" draw:end-glue-point="0" svg:d="M7350 10366h-3017v2381" svg:viewBox="0 0 3018 2382">
          <text:p/>
        </draw:connector>
        <draw:connector draw:style-name="gr5" draw:text-style-name="P2" draw:layer="layout" svg:x1="12.747cm" svg:y1="10.366cm" svg:x2="15.764cm" svg:y2="12.747cm" draw:start-shape="id1" draw:start-glue-point="7" draw:end-shape="id3" draw:end-glue-point="0" svg:d="M12747 10366h3017v2381" svg:viewBox="0 0 3018 2382">
          <text:p/>
        </draw:connector>
        <draw:connector draw:style-name="gr6" draw:text-style-name="P2" draw:layer="layout" svg:x1="10.048cm" svg:y1="3.857cm" svg:x2="10.048cm" svg:y2="5.445cm" draw:start-shape="id4" draw:start-glue-point="2" draw:end-shape="id5" draw:end-glue-point="0" svg:d="M10048 3857v1588" svg:viewBox="0 0 1 1589">
          <text:p/>
        </draw:connector>
        <draw:connector draw:style-name="gr7" draw:text-style-name="P2" draw:layer="layout" svg:x1="10.048cm" svg:y1="7.35cm" svg:x2="10.046cm" svg:y2="8.55cm" draw:start-shape="id5" draw:start-glue-point="2" svg:d="M10048 7350v850h-2v350" svg:viewBox="0 0 3 1201">
          <text:p/>
        </draw:connector>
        <draw:frame draw:style-name="gr8" draw:text-style-name="P3" draw:layer="layout" svg:width="0.953cm" svg:height="0.962cm" svg:x="5.445cm" svg:y="9.89cm">
          <draw:text-box>
            <text:p text:style-name="P1"><text:span text:style-name="T2">Y</text:span></text:p>
          </draw:text-box>
        </draw:frame>
        <draw:frame draw:style-name="gr9" draw:text-style-name="P4" draw:layer="layout" svg:width="0.828cm" svg:height="0.763cm" svg:x="13.693cm" svg:y="9.89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38:23.729892636</meta:creation-date>
    <dc:date>2024-07-08T12:16:08.543850548</dc:date>
    <meta:editing-duration>PT2H27M26S</meta:editing-duration>
    <meta:editing-cycles>3</meta:editing-cycles>
    <meta:generator>LibreOffice/24.2.4.2$Linux_X86_64 LibreOffice_project/420$Build-2</meta:generator>
    <meta:document-statistic meta:object-count="11"/>
  </office:meta>
</office:document-meta>
</file>